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6537" officeooo:paragraph-rsid="001f6537"/>
    </style:style>
    <style:style style:name="P2" style:family="paragraph" style:parent-style-name="Standard">
      <style:text-properties officeooo:rsid="0020d9a3" officeooo:paragraph-rsid="0020d9a3"/>
    </style:style>
    <style:style style:name="P3" style:family="paragraph" style:parent-style-name="Standard">
      <style:text-properties officeooo:rsid="00235885" officeooo:paragraph-rsid="00235885"/>
    </style:style>
    <style:style style:name="P4" style:family="paragraph" style:parent-style-name="Standard">
      <style:text-properties officeooo:rsid="002570c2" officeooo:paragraph-rsid="002570c2"/>
    </style:style>
    <style:style style:name="T1" style:family="text">
      <style:text-properties officeooo:rsid="00215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 am master new a line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6:15.969615000</meta:creation-date>
    <dc:date>2017-11-14T16:32:46.329743000</dc:date>
    <meta:editing-duration>PT57M16S</meta:editing-duration>
    <meta:editing-cycles>7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1" meta:word-count="6" meta:character-count="22" meta:non-whitespace-character-count="17"/>
  </office:meta>
</office:document-meta>
</file>